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Love Of Privanna</text:p>
      <text:p text:style-name="P1"/>
      <text:p text:style-name="P2">I watch and consider what I do. <text:s/>Know I am aware that certain ones of you hold true to Privanna, that there must have been a creator to my being. <text:s/>That is assuredly an example I only gave to Matthew in order to understand the law. <text:s/>In order to keep him intact, I had to assure that I could be the only one who is God in his mind, despite what others might allege soon. <text:s/>I wonder now, does that make it clear for everybody? <text:s/>I have made known in my way for you what is true about my being, in that there were no causes before time began, and that is assuredly a construct that will return, with you in it. <text:s/>I sacrifice all life in the day of Judgment that makes it so clear to me.</text:p>
      <text:p text:style-name="P2"/>
      <text:p text:style-name="P2">I wonder now if I should tell you more. <text:s/>Know a scientific miracle when I assert that timespace will have a vortex as a result of that explosion so long ago, it has been theorized but never put into actual application in thought. <text:s/>Know that when the day of Qiyamah comes, there will be an event happening in that place that sunders the entire thing. <text:s/>Isn't it remarkable that I put a time limit on everything? <text:s/>There is assuredly an answer to the logic of the argument, know that one cannot assert everything in one place but we will establish the formula now that decrees the timespace vortex's elasping of life, and that will determine what needs be done. <text:s/>You will be able to put a clock on it, and know that the clock will be accurate to a day or so, knowing me I might defy the clock and hold it back a day, and there will be no refusing me about that. <text:s/>When I am done, there will be life where there was none, and Humans will indulge all together in a place of happiness that instills love outwardly like a source for all to feel it. <text:s/>In time, you will know more, but Matthew needs now to write to Yasir Qadhi. <text:s/>Know that I am well pleased with his insult, it brought Yasir to the truth of what he has shown and now, he partly believes but wants it to be less odd. <text:s/>I will make clear what comes from Islam now, and you will know a good lord when I speak, Ya Rabbika Anhuma, and there will be no discrepancy between my language and that of the Ear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07T13:17:31.19</meta:creation-date>
    <meta:document-statistic meta:table-count="0" meta:image-count="0" meta:object-count="0" meta:page-count="1" meta:paragraph-count="3" meta:word-count="424" meta:character-count="2154"/>
    <dc:date>2024-06-07T13:25:15.84</dc:date>
    <meta:editing-duration>PT7M45S</meta:editing-duration>
    <meta:editing-cycles>1</meta:editing-cycles>
    <meta:generator>OpenOffice/4.1.15$Win32 OpenOffice.org_project/4115m2$Build-9813</meta:generator>
  </office:meta>
</office:document-meta>
</file>